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049db" officeooo:paragraph-rsid="002049db"/>
    </style:style>
    <style:style style:name="P2" style:family="paragraph" style:parent-style-name="Standard">
      <style:paragraph-properties fo:text-align="start" style:justify-single-word="false"/>
      <style:text-properties officeooo:rsid="002049db" officeooo:paragraph-rsid="00204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tline</text:p>
      <text:p text:style-name="P1"/>
      <text:p text:style-name="P2">Introduction</text:p>
      <text:p text:style-name="P2"/>
      <text:p text:style-name="P2">What is CS like at UTD</text:p>
      <text:p text:style-name="P2"/>
      <text:p text:style-name="P2">What can I do with CS</text:p>
      <text:p text:style-name="P2"><text:tab/>-Software Engineering</text:p>
      <text:p text:style-name="P2"><text:tab/>-Information Technology</text:p>
      <text:p text:style-name="P2"><text:tab/>-Phd</text:p>
      <text:p text:style-name="P2"><text:tab/>-Other Uses</text:p>
      <text:p text:style-name="P2">Classes</text:p>
      <text:p text:style-name="P2"><text:tab/>-Core</text:p>
      <text:p text:style-name="P2"><text:tab/>-Basic</text:p>
      <text:p text:style-name="P2"><text:tab/>-Upper level </text:p>
      <text:p text:style-name="P2"><text:tab/>-Electives</text:p>
      <text:p text:style-name="P2"/>
      <text:p text:style-name="P2">Professors and Lecturers</text:p>
      <text:p text:style-name="P2"/>
      <text:p text:style-name="P2">Internships</text:p>
      <text:p text:style-name="P2"/>
      <text:p text:style-name="P2">Projects and Extra Circular</text:p>
      <text:p text:style-name="P2"/>
      <text:p text:style-name="P2">Getting Your First Job</text:p>
      <text:p text:style-name="P2"/>
      <text:p text:style-name="P2">Graduate School</text:p>
      <text:p text:style-name="P2"/>
      <text:p text:style-name="P2">Conclusion<text:line-break/></text:p>
      <text:p text:style-name="P2">Appendix, References, etc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Miller</meta:initial-creator>
    <meta:creation-date>2015-08-02T17:56:12.517251345</meta:creation-date>
    <meta:generator>LibreOffice/4.3.3.2$Linux_X86_64 LibreOffice_project/430m0$Build-2</meta:generator>
    <dc:date>2015-08-02T18:05:17.050293526</dc:date>
    <dc:creator>Ryan Miller</dc:creator>
    <meta:editing-duration>PT9M4S</meta:editing-duration>
    <meta:editing-cycles>1</meta:editing-cycles>
    <meta:document-statistic meta:table-count="0" meta:image-count="0" meta:object-count="0" meta:page-count="1" meta:paragraph-count="20" meta:word-count="45" meta:character-count="305" meta:non-whitespace-character-count="270"/>
  </office:meta>
</office:document-meta>
</file>